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64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2.6161in"/>
    </style:style>
    <style:style style:name="ro1" style:family="table-row">
      <style:table-row-properties style:row-height="0.7252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3b3b3" fo:wrap-option="wrap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map style:condition="is-true-formula(ISODD(ROW()))" style:apply-style-name="even_20_row" style:base-cell-address="Sheet1.A2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74pt solid #000000" fo:border-left="none" fo:border-right="none" fo:border-top="none"/>
      <style:map style:condition="is-true-formula(ISODD(ROW()))" style:apply-style-name="even_20_row" style:base-cell-address="Sheet1.A2"/>
    </style:style>
    <style:style style:name="ce10" style:family="table-cell" style:parent-style-name="Default">
      <style:table-cell-properties fo:border="none"/>
      <style:map style:condition="is-true-formula(ISODD(ROW()))" style:apply-style-name="even_20_row" style:base-cell-address="Sheet1.A2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number-columns-repeated="4" table:default-cell-style-name="ce2"/>
        <table:table-column table:style-name="co2" table:default-cell-style-name="ce2"/>
        <table:table-column table:style-name="co7" table:number-columns-repeated="3" table:default-cell-style-name="ce2"/>
        <table:table-column table:style-name="co2" table:default-cell-style-name="ce2"/>
        <table:table-column table:style-name="co7" table:number-columns-repeated="4" table:default-cell-style-name="ce2"/>
        <table:table-column table:style-name="co2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55" table:default-cell-style-name="Default"/>
        <table:table-row table:style-name="ro1">
          <table:table-cell table:style-name="ce6" office:value-type="string" calcext:value-type="string">
            <text:p>motor configuration</text:p>
          </table:table-cell>
          <table:table-cell table:style-name="ce6" office:value-type="string" calcext:value-type="string">
            <text:p>prop size</text:p>
          </table:table-cell>
          <table:table-cell table:style-name="ce6" office:value-type="string" calcext:value-type="string">
            <text:p># blades</text:p>
          </table:table-cell>
          <table:table-cell table:style-name="ce6" office:value-type="string" calcext:value-type="string">
            <text:p>fill factor</text:p>
          </table:table-cell>
          <table:table-cell table:style-name="ce6" office:value-type="string" calcext:value-type="string">
            <text:p>lens tube extension distance</text:p>
          </table:table-cell>
          <table:table-cell table:style-name="ce6" office:value-type="string" calcext:value-type="string">
            <text:p># images</text:p>
          </table:table-cell>
          <table:table-cell table:style-name="ce6" office:value-type="string" calcext:value-type="string">
            <text:p>tilt angle</text:p>
          </table:table-cell>
          <table:table-cell table:style-name="ce6" office:value-type="string" calcext:value-type="string">
            <text:p>throttle front right</text:p>
          </table:table-cell>
          <table:table-cell table:style-name="ce6" office:value-type="string" calcext:value-type="string">
            <text:p>throttle front left</text:p>
          </table:table-cell>
          <table:table-cell table:style-name="ce6" office:value-type="string" calcext:value-type="string">
            <text:p>throttle back right</text:p>
          </table:table-cell>
          <table:table-cell table:style-name="ce6" office:value-type="string" calcext:value-type="string">
            <text:p>throttle back left</text:p>
          </table:table-cell>
          <table:table-cell table:style-name="ce6" office:value-type="string" calcext:value-type="string">
            <text:p>motor rpm front right</text:p>
          </table:table-cell>
          <table:table-cell table:style-name="ce6" office:value-type="string" calcext:value-type="string">
            <text:p>motor rpm front left</text:p>
          </table:table-cell>
          <table:table-cell table:style-name="ce6" office:value-type="string" calcext:value-type="string">
            <text:p>motor rpm back right</text:p>
          </table:table-cell>
          <table:table-cell table:style-name="ce6" office:value-type="string" calcext:value-type="string">
            <text:p>motor rpm back left</text:p>
          </table:table-cell>
          <table:table-cell table:style-name="ce6" office:value-type="string" calcext:value-type="string">
            <text:p>motor rpm front right std dev</text:p>
          </table:table-cell>
          <table:table-cell table:style-name="ce6" office:value-type="string" calcext:value-type="string">
            <text:p>motor rpm front left std dev</text:p>
          </table:table-cell>
          <table:table-cell table:style-name="ce6" office:value-type="string" calcext:value-type="string">
            <text:p>motor rpm back right std dev</text:p>
          </table:table-cell>
          <table:table-cell table:style-name="ce6" office:value-type="string" calcext:value-type="string">
            <text:p>motor rpm back left std dev</text:p>
          </table:table-cell>
          <table:table-cell table:style-name="ce6" office:value-type="string" calcext:value-type="string">
            <text:p>prop frequency front right</text:p>
          </table:table-cell>
          <table:table-cell table:style-name="ce6" office:value-type="string" calcext:value-type="string">
            <text:p>prop frequency front left</text:p>
          </table:table-cell>
          <table:table-cell table:style-name="ce6" office:value-type="string" calcext:value-type="string">
            <text:p>prop frequency back right</text:p>
          </table:table-cell>
          <table:table-cell table:style-name="ce6" office:value-type="string" calcext:value-type="string">
            <text:p>prop frequency back left</text:p>
          </table:table-cell>
          <table:table-cell table:style-name="ce6" office:value-type="string" calcext:value-type="string">
            <text:p>prop frequency front right std dev</text:p>
          </table:table-cell>
          <table:table-cell table:style-name="ce6" office:value-type="string" calcext:value-type="string">
            <text:p>prop frequency front left std dev</text:p>
          </table:table-cell>
          <table:table-cell table:style-name="ce6" office:value-type="string" calcext:value-type="string">
            <text:p>prop frequency back right std dev</text:p>
          </table:table-cell>
          <table:table-cell table:style-name="ce6" office:value-type="string" calcext:value-type="string">
            <text:p>prop frequency back left std dev</text:p>
          </table:table-cell>
          <table:table-cell table:style-name="ce6" office:value-type="string" calcext:value-type="string">
            <text:p>distance (m)</text:p>
          </table:table-cell>
          <table:table-cell table:style-name="ce6" office:value-type="string" calcext:value-type="string">
            <text:p>filename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table:style-name="ce4" office:value-type="string" calcext:value-type="string">
            <text:p>5”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19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11"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style-name="ce10" table:number-columns-repeated="19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5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9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1 (front right)</text:p>
          </table:table-cell>
          <table:table-cell table:style-name="ce4" office:value-type="string" calcext:value-type="string">
            <text:p>5”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19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11" table:number-columns-repeated="16355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back right)</text:p>
          </table:table-cell>
          <table:table-cell table:style-name="ce4" office:value-type="string" calcext:value-type="string">
            <text:p>5”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table:number-columns-repeated="17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11" table:number-columns-repeated="16355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2 (front right, front left)</text:p>
          </table:table-cell>
          <table:table-cell table:style-name="ce4" office:value-type="string" calcext:value-type="string">
            <text:p>5”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18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11" table:number-columns-repeated="1635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635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"/>
          <table:table-cell table:style-name="ce10" office:value-type="float" office:value="20" calcext:value-type="float">
            <text:p>20</text:p>
          </table:table-cell>
          <table:table-cell table:number-columns-repeated="16356"/>
        </table:table-row>
        <table:table-row table:style-name="ro3" table:number-rows-repeated="258">
          <table:table-cell table:number-columns-repeated="16384"/>
        </table:table-row>
        <table:table-row table:style-name="ro3">
          <table:table-cell office:value-type="string" calcext:value-type="string">
            <text:p>2 (front left, back left)</text:p>
          </table:table-cell>
          <table:table-cell table:number-columns-repeated="16383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Default" table:number-columns-repeated="28"/>
          <table:table-cell table:number-columns-repeated="16355"/>
        </table:table-row>
        <table:table-row table:style-name="ro3" table:number-rows-repeated="2">
          <table:table-cell table:style-name="Default" table:number-columns-repeated="29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8"/>
          <table:table-cell table:number-columns-repeated="16355"/>
        </table:table-row>
        <calcext:conditional-formats>
          <calcext:conditional-format calcext:target-range-address="Sheet1.A2:Sheet1.AC1000">
            <calcext:condition calcext:apply-style-name="even row" calcext:value="formula-is(ISODD(ROW()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ven_20_row" style:display-name="even row" style:family="table-cell" style:parent-style-name="Default">
      <style:table-cell-properties fo:background-color="#f2f2f2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08:35:40.9985343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29:46.815536101</meta:creation-date>
    <meta:editing-duration>PT9H43S</meta:editing-duration>
    <meta:editing-cycles>8</meta:editing-cycles>
    <meta:generator>LibreOffice/7.6.6.3$Linux_X86_64 LibreOffice_project/60$Build-3</meta:generator>
    <dc:date>2024-05-29T17:28:42.954557133</dc:date>
    <meta:document-statistic meta:table-count="1" meta:cell-count="7062" meta:object-count="0"/>
  </office:meta>
</office:document-meta>
</file>